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text-properties fo:color="#f8f8f2" style:font-name="Consolas" fo:font-size="10.5pt" fo:font-weight="normal" officeooo:rsid="0007e862" officeooo:paragraph-rsid="0007e862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0f4c23" officeooo:paragraph-rsid="000f4c23" fo:background-color="#282a36"/>
    </style:style>
    <style:style style:name="P6" style:family="paragraph" style:parent-style-name="Standard">
      <style:text-properties fo:color="#f8f8f2" style:font-name="Consolas" fo:font-size="10.5pt" fo:font-weight="normal" officeooo:rsid="00152767" officeooo:paragraph-rsid="00152767" fo:background-color="#282a36"/>
    </style:style>
    <style:style style:name="P7" style:family="paragraph" style:parent-style-name="Standard">
      <style:text-properties fo:color="#f8f8f2" style:font-name="Consolas" fo:font-size="10.5pt" fo:font-weight="normal" officeooo:rsid="00135624" officeooo:paragraph-rsid="001898c6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rsid="001898c6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Consolas" fo:font-size="10.5pt" fo:font-weight="normal" officeooo:rsid="001916fa" fo:background-color="#282a36"/>
    </style:style>
    <style:style style:name="P10" style:family="paragraph" style:parent-style-name="Standard">
      <style:paragraph-properties style:line-height-at-least="0.503cm"/>
      <style:text-properties fo:color="#f8f8f2" fo:background-color="#282a36"/>
    </style:style>
    <style:style style:name="P11" style:family="paragraph" style:parent-style-name="Standard">
      <style:paragraph-properties style:line-height-at-least="0.503cm"/>
      <style:text-properties fo:color="#f8f8f2" officeooo:paragraph-rsid="000f4c23" fo:background-color="#282a36"/>
    </style:style>
    <style:style style:name="P12" style:family="paragraph" style:parent-style-name="Standard">
      <style:paragraph-properties style:line-height-at-least="0.503cm"/>
      <style:text-properties fo:color="#f8f8f2" officeooo:rsid="000f9032" officeooo:paragraph-rsid="000f9032" fo:background-color="#282a36"/>
    </style:style>
    <style:style style:name="P13" style:family="paragraph" style:parent-style-name="Standard">
      <style:text-properties fo:color="#f8f8f2" officeooo:rsid="0007e862" officeooo:paragraph-rsid="0007e862" fo:background-color="#282a36"/>
    </style:style>
    <style:style style:name="P14" style:family="paragraph" style:parent-style-name="Standard">
      <style:text-properties fo:color="#f8f8f2" officeooo:rsid="00122d98" officeooo:paragraph-rsid="00122d98" fo:background-color="#282a36"/>
    </style:style>
    <style:style style:name="P15" style:family="paragraph" style:parent-style-name="Standard">
      <style:paragraph-properties style:line-height-at-least="0.503cm"/>
      <style:text-properties fo:color="#f8f8f2" officeooo:rsid="001f1a71" fo:background-color="#282a36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style:line-height-at-least="0.503cm"/>
      <style:text-properties officeooo:rsid="000f4c23" officeooo:paragraph-rsid="000f4c23"/>
    </style:style>
    <style:style style:name="P18" style:family="paragraph" style:parent-style-name="Standard">
      <style:paragraph-properties style:line-height-at-least="0.503cm"/>
      <style:text-properties officeooo:rsid="000f9032" officeooo:paragraph-rsid="000f9032"/>
    </style:style>
    <style:style style:name="P19" style:family="paragraph" style:parent-style-name="Standard">
      <style:paragraph-properties style:line-height-at-least="0.503cm"/>
      <style:text-properties officeooo:rsid="0011e560" officeooo:paragraph-rsid="0011e560"/>
    </style:style>
    <style:style style:name="P20" style:family="paragraph" style:parent-style-name="Standard">
      <style:text-properties officeooo:rsid="0011e560" officeooo:paragraph-rsid="0007e862"/>
    </style:style>
    <style:style style:name="P21" style:family="paragraph" style:parent-style-name="Standard">
      <style:text-properties officeooo:rsid="00122d98" officeooo:paragraph-rsid="00122d98"/>
    </style:style>
    <style:style style:name="P22" style:family="paragraph" style:parent-style-name="Standard">
      <style:text-properties officeooo:rsid="00135624" officeooo:paragraph-rsid="00122d98"/>
    </style:style>
    <style:style style:name="P23" style:family="paragraph" style:parent-style-name="Standard">
      <style:text-properties officeooo:rsid="00135624" officeooo:paragraph-rsid="001898c6"/>
    </style:style>
    <style:style style:name="P24" style:family="paragraph" style:parent-style-name="Standard">
      <style:text-properties officeooo:rsid="00152767" officeooo:paragraph-rsid="00152767"/>
    </style:style>
    <style:style style:name="P25" style:family="paragraph" style:parent-style-name="Standard">
      <style:paragraph-properties style:line-height-at-least="0.503cm"/>
      <style:text-properties officeooo:rsid="001898c6"/>
    </style:style>
    <style:style style:name="P26" style:family="paragraph" style:parent-style-name="Standard">
      <style:paragraph-properties style:line-height-at-least="0.503cm"/>
      <style:text-properties officeooo:rsid="001916fa"/>
    </style:style>
    <style:style style:name="P27" style:family="paragraph" style:parent-style-name="Standard">
      <style:paragraph-properties style:line-height-at-least="0.503cm"/>
      <style:text-properties officeooo:rsid="001e7b8e"/>
    </style:style>
    <style:style style:name="P28" style:family="paragraph" style:parent-style-name="Standard">
      <style:paragraph-properties style:line-height-at-least="0.503cm"/>
      <style:text-properties officeooo:rsid="001f1a71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fo:font-weight="bold"/>
    </style:style>
    <style:style style:name="T6" style:family="text">
      <style:text-properties fo:color="#50fa7b"/>
    </style:style>
    <style:style style:name="T7" style:family="text">
      <style:text-properties fo:color="#50fa7b" style:font-name="Consolas" fo:font-size="10.5pt" fo:font-weight="normal"/>
    </style:style>
    <style:style style:name="T8" style:family="text">
      <style:text-properties fo:color="#e9f284"/>
    </style:style>
    <style:style style:name="T9" style:family="text">
      <style:text-properties fo:color="#e9f284" style:font-name="Consolas" fo:font-size="10.5pt" fo:font-weight="normal"/>
    </style:style>
    <style:style style:name="T10" style:family="text">
      <style:text-properties fo:color="#f1fa8c"/>
    </style:style>
    <style:style style:name="T11" style:family="text">
      <style:text-properties fo:color="#f1fa8c" style:font-name="Consolas" fo:font-size="10.5pt" fo:font-weight="normal"/>
    </style:style>
    <style:style style:name="T12" style:family="text">
      <style:text-properties fo:color="#8be9fd"/>
    </style:style>
    <style:style style:name="T13" style:family="text">
      <style:text-properties fo:color="#8be9fd" fo:font-style="italic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style:font-name="Consolas" fo:font-size="10.5pt" fo:font-weight="normal" officeooo:rsid="000f4c23"/>
    </style:style>
    <style:style style:name="T16" style:family="text">
      <style:text-properties fo:color="#bd93f9"/>
    </style:style>
    <style:style style:name="T17" style:family="text">
      <style:text-properties fo:color="#bd93f9" style:font-name="Consolas" fo:font-size="10.5pt" fo:font-style="italic" fo:font-weight="normal"/>
    </style:style>
    <style:style style:name="T18" style:family="text">
      <style:text-properties fo:color="#bd93f9" style:font-name="Consolas" fo:font-size="10.5pt" fo:font-weight="normal"/>
    </style:style>
    <style:style style:name="T19" style:family="text">
      <style:text-properties officeooo:rsid="00111f11"/>
    </style:style>
    <style:style style:name="T20" style:family="text">
      <style:text-properties officeooo:rsid="00152767"/>
    </style:style>
    <style:style style:name="T21" style:family="text">
      <style:text-properties officeooo:rsid="0016a4dc"/>
    </style:style>
    <style:style style:name="T22" style:family="text">
      <style:text-properties officeooo:rsid="001898c6"/>
    </style:style>
    <style:style style:name="T23" style:family="text">
      <style:text-properties officeooo:rsid="001916fa"/>
    </style:style>
    <style:style style:name="T24" style:family="text">
      <style:text-properties officeooo:rsid="001a3f66"/>
    </style:style>
    <style:style style:name="T25" style:family="text">
      <style:text-properties fo:color="#ffb86c" fo:font-style="italic"/>
    </style:style>
    <style:style style:name="T26" style:family="text">
      <style:text-properties fo:color="#ffb86c" style:font-name="Consolas" fo:font-size="10.5pt" fo:font-style="italic" fo:font-weight="normal"/>
    </style:style>
    <style:style style:name="T27" style:family="text">
      <style:text-properties officeooo:rsid="001d3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iciando servidor do projeto: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Instale o Nodemon no projeto com yarn add nodemon.</text:p>
      <text:p text:style-name="P1">- <text:span text:style-name="T21">Crie um .gitignore e adicione o /node_modules.</text:span>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4"><text:span text:style-name="T3">const</text:span> <text:span text:style-name="T6">express</text:span> <text:span text:style-name="T3">=</text:span> <text:span text:style-name="T6">require</text:span>(<text:span text:style-name="T8">"</text:span><text:span text:style-name="T10">express</text:span><text:span text:style-name="T8">"</text:span>);</text:p>
      <text:p text:style-name="P2"/>
      <text:p text:style-name="P17">Crie a classe App atribuindo o método constructor, dentro do constructor atribua o express <text:span text:style-name="T19">à variável</text:span> app, desta forma:</text:p>
      <text:p text:style-name="P17"/>
      <text:p text:style-name="P5"><text:span text:style-name="T3">class</text:span> <text:span text:style-name="T12">App</text:span> {</text:p>
      <text:p text:style-name="P10">  <text:span text:style-name="T4">constructor</text:span><text:span text:style-name="T14">() {</text:span></text:p>
      <text:p text:style-name="P10">    <text:span text:style-name="T17">this</text:span><text:span text:style-name="T14">.app </text:span><text:span text:style-name="T4">=</text:span><text:span text:style-name="T14"> </text:span><text:span text:style-name="T7">express</text:span><text:span text:style-name="T14">();</text:span></text:p>
      <text:p text:style-name="P11">  <text:span text:style-name="T14">}</text:span></text:p>
      <text:p text:style-name="P11"><text:span text:style-name="T15">}</text:span></text:p>
      <text:p text:style-name="P17"/>
      <text:p text:style-name="P18">Ainda na classe App adicione outros dois métodos, middlewares e routes:</text:p>
      <text:p text:style-name="P18"/>
      <text:p text:style-name="P12">  <text:span text:style-name="T7">middlewares</text:span><text:span text:style-name="T14">() {}</text:span></text:p>
      <text:p text:style-name="P16"/>
      <text:p text:style-name="P10">  <text:span text:style-name="T7">routes</text:span><text:span text:style-name="T14">() {}</text:span></text:p>
      <text:p text:style-name="P18"/>
      <text:p text:style-name="P19">Dentro do middlewares informe que o express utilizará o método JSON:</text:p>
      <text:p text:style-name="P19"/>
      <text:p text:style-name="P13">  <text:span text:style-name="T7">middlewares</text:span><text:span text:style-name="T14">() {</text:span></text:p>
      <text:p text:style-name="P10">    <text:span text:style-name="T17">this</text:span><text:span text:style-name="T14">.app.</text:span><text:span text:style-name="T7">use</text:span><text:span text:style-name="T14">(</text:span><text:span text:style-name="T7">express</text:span><text:span text:style-name="T14">.</text:span><text:span text:style-name="T7">json</text:span><text:span text:style-name="T14">())</text:span></text:p>
      <text:p text:style-name="P10">  <text:span text:style-name="T14">}</text:span></text:p>
      <text:p text:style-name="P20"/>
      <text:p text:style-name="P21">Nossa aplicação necessita que seja executados os middlewares e routes sempre que for iniciada, então adicionamos suas chamadas no constructor:</text:p>
      <text:p text:style-name="P21"/>
      <text:p text:style-name="P14">  <text:span text:style-name="T4">constructor</text:span><text:span text:style-name="T14">() {</text:span></text:p>
      <text:p text:style-name="P10">    <text:span text:style-name="T17">this</text:span><text:span text:style-name="T14">.app </text:span><text:span text:style-name="T4">=</text:span><text:span text:style-name="T14"> </text:span><text:span text:style-name="T7">express</text:span><text:span text:style-name="T14">();</text:span></text:p>
      <text:p text:style-name="P16"/>
      <text:p text:style-name="P10">    <text:span text:style-name="T17">this</text:span><text:span text:style-name="T14">.</text:span><text:span text:style-name="T7">middlewares</text:span><text:span text:style-name="T14">();</text:span></text:p>
      <text:p text:style-name="P10">    <text:span text:style-name="T17">this</text:span><text:span text:style-name="T14">.</text:span><text:span text:style-name="T7">routes</text:span><text:span text:style-name="T14">();</text:span></text:p>
      <text:p text:style-name="P10">  <text:span text:style-name="T14">}</text:span></text:p>
      <text:p text:style-name="P21"/>
      <text:p text:style-name="P21">- <text:span text:style-name="T20">Exporte a aplicação, mas não por inteira, será exportado apenas o que compõe a variável app, desta forma:</text:span></text:p>
      <text:p text:style-name="P21"/>
      <text:p text:style-name="P6"><text:span text:style-name="T13">module</text:span>.<text:span text:style-name="T13">exports</text:span> <text:span text:style-name="T3">=</text:span> <text:span text:style-name="T5">new</text:span> <text:span text:style-name="T12">App</text:span>().app;</text:p>
      <text:p text:style-name="P24"/>
      <text:p text:style-name="P24">(Fora da classe App)</text:p>
      <text:p text:style-name="P22"/>
      <text:p text:style-name="P22"/>
      <text:p text:style-name="P23"><text:soft-page-break/><text:span text:style-name="T22">- Importe o app no server.js</text:span></text:p>
      <text:p text:style-name="P23"/>
      <text:p text:style-name="P7"><text:span text:style-name="T3">const</text:span> app <text:span text:style-name="T3">=</text:span> <text:span text:style-name="T6">require</text:span>(<text:span text:style-name="T8">"</text:span><text:span text:style-name="T10">./app</text:span><text:span text:style-name="T8">"</text:span>);</text:p>
      <text:p text:style-name="P25"/>
      <text:p text:style-name="P25">- <text:span text:style-name="T23">Defina a porta no server.js:</text:span></text:p>
      <text:p text:style-name="P25"/>
      <text:p text:style-name="P8">app.<text:span text:style-name="T6">listen</text:span>(<text:span text:style-name="T16">3000</text:span>);</text:p>
      <text:p text:style-name="P26"/>
      <text:p text:style-name="P26">- No arquivo routes.js importe a classe Router do express, <text:span text:style-name="T24">atribua o Router à variável routes utilizando o new para instancia-la e crie a primeira rota utilizando o método get e exporte as rotas atribuídas à variável routes:</text:span></text:p>
      <text:p text:style-name="P26"/>
      <text:p text:style-name="P9"><text:span text:style-name="T3">const</text:span> { <text:span text:style-name="T6">Router</text:span> } <text:span text:style-name="T3">=</text:span> <text:span text:style-name="T6">require</text:span>(<text:span text:style-name="T8">"</text:span><text:span text:style-name="T10">express</text:span><text:span text:style-name="T8">"</text:span>);</text:p>
      <text:p text:style-name="P16"/>
      <text:p text:style-name="P3"><text:span text:style-name="T3">const</text:span> <text:span text:style-name="T16">routes</text:span> <text:span text:style-name="T3">=</text:span> <text:span text:style-name="T5">new</text:span> <text:span text:style-name="T6">Router</text:span>();</text:p>
      <text:p text:style-name="P16"/>
      <text:p text:style-name="P3"><text:span text:style-name="T16">routes</text:span>.<text:span text:style-name="T6">get</text:span>(<text:span text:style-name="T8">"</text:span><text:span text:style-name="T10">/</text:span><text:span text:style-name="T8">"</text:span>, (<text:span text:style-name="T25">request</text:span>, <text:span text:style-name="T25">response</text:span>) <text:span text:style-name="T3">=&gt;</text:span> {</text:p>
      <text:p text:style-name="P10">  <text:span text:style-name="T4">return</text:span><text:span text:style-name="T14"> </text:span><text:span text:style-name="T26">response</text:span><text:span text:style-name="T14">.</text:span><text:span text:style-name="T7">json</text:span><text:span text:style-name="T14">({ message</text:span><text:span text:style-name="T4">:</text:span><text:span text:style-name="T14"> </text:span><text:span text:style-name="T9">"</text:span><text:span text:style-name="T11">Hello World!</text:span><text:span text:style-name="T9">"</text:span><text:span text:style-name="T14"> });</text:span></text:p>
      <text:p text:style-name="P3">});</text:p>
      <text:p text:style-name="P26"/>
      <text:p text:style-name="P26">- <text:span text:style-name="T27">Importe as rotas no app.js atribuindo-as à variável routes:</text:span></text:p>
      <text:p text:style-name="P26"/>
      <text:p text:style-name="P9"><text:span text:style-name="T3">const</text:span> <text:span text:style-name="T16">routes</text:span> <text:span text:style-name="T3">=</text:span> <text:span text:style-name="T6">require</text:span>(<text:span text:style-name="T8">"</text:span><text:span text:style-name="T10">./routes</text:span><text:span text:style-name="T8">"</text:span>);</text:p>
      <text:p text:style-name="P27"/>
      <text:p text:style-name="P28">- No método routes disponibilize as rotas para toda a aplicação:</text:p>
      <text:p text:style-name="P28"/>
      <text:p text:style-name="P15">  <text:span text:style-name="T7">routes</text:span><text:span text:style-name="T14">() {</text:span></text:p>
      <text:p text:style-name="P10">    <text:span text:style-name="T17">this</text:span><text:span text:style-name="T14">.app.</text:span><text:span text:style-name="T7">use</text:span><text:span text:style-name="T14">(</text:span><text:span text:style-name="T18">routes</text:span><text:span text:style-name="T14">);</text:span></text:p>
      <text:p text:style-name="P10">  <text:span text:style-name="T14">}</text:span></text:p>
      <text:p text:style-name="P28"/>
      <text:p text:style-name="P28"/>
      <text:p text:style-name="P26"/>
      <text:p text:style-name="P2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0S</meta:editing-duration>
    <meta:editing-cycles>21</meta:editing-cycles>
    <meta:generator>LibreOffice/4.1.3.2$Windows_x86 LibreOffice_project/70feb7d99726f064edab4605a8ab840c50ec57a</meta:generator>
    <dc:date>2023-09-20T09:38:30.331000000</dc:date>
    <meta:document-statistic meta:table-count="0" meta:image-count="0" meta:object-count="0" meta:page-count="2" meta:paragraph-count="46" meta:word-count="290" meta:character-count="1871" meta:non-whitespace-character-count="1580"/>
    <meta:user-defined meta:name="Info 1"/>
    <meta:user-defined meta:name="Info 2"/>
    <meta:user-defined meta:name="Info 3"/>
    <meta:user-defined meta:name="Info 4"/>
  </office:meta>
</office:document-meta>
</file>